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HFR Dimensions as of 2023-02-0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global origin: on surface of chassis at geometric center of chassi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leg origin: at height of knee, above the hip servo cente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inches</text:p>
          </table:table-cell>
          <table:table-cell table:style-name="ce5" office:value-type="string" calcext:value-type="string">
            <text:p>cm</text:p>
          </table:table-cell>
          <table:table-cell table:style-name="ce5" office:value-type="string" calcext:value-type="string">
            <text:p>rounded c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rnerX</text:p>
          </table:table-cell>
          <table:table-cell office:value-type="string" calcext:value-type="string">
            <text:p>From: corner servo center</text:p>
          </table:table-cell>
          <table:table-cell office:value-type="float" office:value="3.50433" calcext:value-type="float">
            <text:p>3.50433</text:p>
          </table:table-cell>
          <table:table-cell table:formula="of:=[.C10]*2.54" office:value-type="float" office:value="8.9009982" calcext:value-type="float">
            <text:p>8.9009982</text:p>
          </table:table-cell>
          <table:table-cell table:style-name="ce7" table:formula="of:=ROUND([.D10];3)" office:value-type="float" office:value="8.901" calcext:value-type="float">
            <text:p>8.901</text:p>
          </table:table-cell>
        </table:table-row>
        <table:table-row table:style-name="ro1">
          <table:table-cell/>
          <table:table-cell office:value-type="string" calcext:value-type="string">
            <text:p>To: lateral center line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cornerY</text:p>
          </table:table-cell>
          <table:table-cell office:value-type="string" calcext:value-type="string">
            <text:p>From: corner servo center</text:p>
          </table:table-cell>
          <table:table-cell office:value-type="float" office:value="2.00399" calcext:value-type="float">
            <text:p>2.00399</text:p>
          </table:table-cell>
          <table:table-cell table:formula="of:=[.C13]*2.54" office:value-type="float" office:value="5.0901346" calcext:value-type="float">
            <text:p>5.0901346</text:p>
          </table:table-cell>
          <table:table-cell table:style-name="ce7" table:formula="of:=ROUND([.D13];3)" office:value-type="float" office:value="5.09" calcext:value-type="float">
            <text:p>5.090</text:p>
          </table:table-cell>
        </table:table-row>
        <table:table-row table:style-name="ro1">
          <table:table-cell/>
          <table:table-cell office:value-type="string" calcext:value-type="string">
            <text:p>To: front to back center line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sideX</text:p>
          </table:table-cell>
          <table:table-cell office:value-type="string" calcext:value-type="string">
            <text:p>From: side servo cen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To: lateral center line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sideY</text:p>
          </table:table-cell>
          <table:table-cell office:value-type="string" calcext:value-type="string">
            <text:p>From: side servo center</text:p>
          </table:table-cell>
          <table:table-cell office:value-type="float" office:value="2.57287" calcext:value-type="float">
            <text:p>2.57287</text:p>
          </table:table-cell>
          <table:table-cell table:formula="of:=[.C19]*2.54" office:value-type="float" office:value="6.5350898" calcext:value-type="float">
            <text:p>6.5350898</text:p>
          </table:table-cell>
          <table:table-cell table:style-name="ce7" table:formula="of:=ROUND([.D19];3)" office:value-type="float" office:value="6.535" calcext:value-type="float">
            <text:p>6.535</text:p>
          </table:table-cell>
        </table:table-row>
        <table:table-row table:style-name="ro1">
          <table:table-cell/>
          <table:table-cell office:value-type="string" calcext:value-type="string">
            <text:p>To: front to back center line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kneeW</text:p>
          </table:table-cell>
          <table:table-cell office:value-type="string" calcext:value-type="string">
            <text:p>From: chassis top surface</text:p>
          </table:table-cell>
          <table:table-cell table:style-name="ce6" office:value-type="float" office:value="1.44998" calcext:value-type="float">
            <text:p>1.44998</text:p>
          </table:table-cell>
          <table:table-cell table:formula="of:=[.C22]*2.54" office:value-type="float" office:value="3.6829492" calcext:value-type="float">
            <text:p>3.6829492</text:p>
          </table:table-cell>
          <table:table-cell table:style-name="ce7" table:formula="of:=ROUND([.D22];3)" office:value-type="float" office:value="3.683" calcext:value-type="float">
            <text:p>3.683</text:p>
          </table:table-cell>
        </table:table-row>
        <table:table-row table:style-name="ro1">
          <table:table-cell/>
          <table:table-cell office:value-type="string" calcext:value-type="string">
            <text:p>To: center of knee servo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ThighL</text:p>
          </table:table-cell>
          <table:table-cell office:value-type="string" calcext:value-type="string">
            <text:p>From: hip servo, horizontal </text:p>
          </table:table-cell>
          <table:table-cell office:value-type="float" office:value="1.8511" calcext:value-type="float">
            <text:p>1.8511</text:p>
          </table:table-cell>
          <table:table-cell table:formula="of:=[.C25]*2.54" office:value-type="float" office:value="4.701794" calcext:value-type="float">
            <text:p>4.701794</text:p>
          </table:table-cell>
          <table:table-cell table:style-name="ce7" table:formula="of:=ROUND([.D25];3)" office:value-type="float" office:value="4.702" calcext:value-type="float">
            <text:p>4.702</text:p>
          </table:table-cell>
        </table:table-row>
        <table:table-row table:style-name="ro1">
          <table:table-cell/>
          <table:table-cell office:value-type="string" calcext:value-type="string">
            <text:p>To: knee servo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ShinL</text:p>
          </table:table-cell>
          <table:table-cell office:value-type="string" calcext:value-type="string">
            <text:p>From: knee servo</text:p>
          </table:table-cell>
          <table:table-cell office:value-type="float" office:value="2.99999" calcext:value-type="float">
            <text:p>2.99999</text:p>
          </table:table-cell>
          <table:table-cell table:formula="of:=[.C28]*2.54" office:value-type="float" office:value="7.6199746" calcext:value-type="float">
            <text:p>7.6199746</text:p>
          </table:table-cell>
          <table:table-cell table:style-name="ce7" table:formula="of:=ROUND([.D28];3)" office:value-type="float" office:value="7.62" calcext:value-type="float">
            <text:p>7.620</text:p>
          </table:table-cell>
        </table:table-row>
        <table:table-row table:style-name="ro1">
          <table:table-cell/>
          <table:table-cell office:value-type="string" calcext:value-type="string">
            <text:p>To: ankle servo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FootL</text:p>
          </table:table-cell>
          <table:table-cell office:value-type="string" calcext:value-type="string">
            <text:p>From: ankle servo</text:p>
          </table:table-cell>
          <table:table-cell office:value-type="float" office:value="4.35394" calcext:value-type="float">
            <text:p>4.35394</text:p>
          </table:table-cell>
          <table:table-cell table:formula="of:=[.C31]*2.54" office:value-type="float" office:value="11.0590076" calcext:value-type="float">
            <text:p>11.0590076</text:p>
          </table:table-cell>
          <table:table-cell table:style-name="ce7" table:formula="of:=ROUND([.D31];3)" office:value-type="float" office:value="11.059" calcext:value-type="float">
            <text:p>11.059</text:p>
          </table:table-cell>
        </table:table-row>
        <table:table-row table:style-name="ro1">
          <table:table-cell/>
          <table:table-cell office:value-type="string" calcext:value-type="string">
            <text:p>To: toe tip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Notes: <text:s/></text:p>
          </table:table-cell>
          <table:table-cell office:value-type="string" calcext:value-type="string">
            <text:p>the W in kneeW reflects the plan 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 names u, v, and w for what we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viously called x, y, and z for t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al leg frame of reference, 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inguish them from global coords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e L suffix denotes Length</text:p>
          </table:table-cell>
          <table:table-cell table:number-columns-repeated="3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2:39:14.365000000</meta:creation-date>
    <dc:date>2023-02-09T17:13:51.038000000</dc:date>
    <meta:editing-duration>PT4H34M37S</meta:editing-duration>
    <meta:editing-cycles>2</meta:editing-cycles>
    <meta:generator>LibreOffice/7.4.4.2$Windows_X86_64 LibreOffice_project/85569322deea74ec9134968a29af2df5663baa21</meta:generator>
    <meta:document-statistic meta:table-count="1" meta:cell-count="62" meta:object-count="0"/>
  </office:meta>
</office:document-meta>
</file>